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area </text:p>
          </table:table-cell>
          <table:table-cell table:style-name="Default" office:value-type="string" calcext:value-type="string">
            <text:p>Fecha Inicio </text:p>
          </table:table-cell>
          <table:table-cell table:style-name="Default" office:value-type="string" calcext:value-type="string">
            <text:p>Fecha de Finalización</text:p>
          </table:table-cell>
        </table:table-row>
        <table:table-row table:style-name="ro1">
          <table:table-cell office:value-type="string" calcext:value-type="string">
            <text:p>Admin Perso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licia Val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Desarrollo Ecónomico e inovación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o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lfredo Viesca Domíngu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Desarrollo Social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o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na Isabel Villarreal Segur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Cecilio Pedro Secunza Schott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Buen gobierno y coordinación metropolitana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Daniela Patricia Corral Hernán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Entorno Urbano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Eduardo Holgui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probación del directorio de invitados </text:p>
          </table:table-cell>
          <table:table-cell table:number-columns-repeated="2" office:value-type="date" office:date-value="2014-10-01" calcext:value-type="date">
            <text:p>01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Guillermo Valdés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rear seccion del PEM en sitio web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Hugo Ramírez Martín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Envio de cuadernillos a expertos </text:p>
          </table:table-cell>
          <table:table-cell table:number-columns-repeated="2"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ía Ilse Leticia Ávila Garcí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dacción de invitación a taller 1 </text:p>
          </table:table-cell>
          <table:table-cell table:number-columns-repeated="2" office:value-type="date" office:date-value="2014-09-24" calcext:value-type="date">
            <text:p>24/09/14</text:p>
          </table:table-cell>
        </table:table-row>
        <table:table-row table:style-name="ro1">
          <table:table-cell office:value-type="string" calcext:value-type="string">
            <text:p><text:s text:c="3"/>Invitar a coordinadores a ser moderadores </text:p>
          </table:table-cell>
          <table:table-cell table:number-columns-repeated="2" office:value-type="date" office:date-value="2014-09-24" calcext:value-type="date">
            <text:p>24/09/14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Recopilación de proyectos metropolitanos vigentes </text:p>
          </table:table-cell>
          <table:table-cell table:number-columns-repeated="2"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Taller de preparación como facilit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<text:s text:c="3"/>Capacitación para taller 2 </text:p>
          </table:table-cell>
          <table:table-cell table:number-columns-repeated="2" office:value-type="date" office:date-value="2014-10-10" calcext:value-type="date">
            <text:p>10/10/14</text:p>
          </table:table-cell>
        </table:table-row>
        <table:table-row table:style-name="ro1">
          <table:table-cell office:value-type="string" calcext:value-type="string">
            <text:p>Israel Sinai Charur Mén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Constancias de participacion </text:p>
          </table:table-cell>
          <table:table-cell office:value-type="date" office:date-value="2014-09-26" calcext:value-type="date">
            <text:p>26/09/14</text:p>
          </table:table-cell>
          <table:table-cell office:value-type="date" office:date-value="2014-09-30" calcext:value-type="date">
            <text:p>30/09/14</text:p>
          </table:table-cell>
        </table:table-row>
        <table:table-row table:style-name="ro1">
          <table:table-cell office:value-type="string" calcext:value-type="string">
            <text:p><text:s text:c="3"/>Personalizacion de Mesas </text:p>
          </table:table-cell>
          <table:table-cell table:number-columns-repeated="2" office:value-type="date" office:date-value="2014-10-01" calcext:value-type="date">
            <text:p>01/10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Diseño de Cuadernillos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6"/>Diseño de la presentación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aneth Ramírez Faci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Imprensión de cuadernillos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ista de Asistencia de expertos confirmados </text:p>
          </table:table-cell>
          <table:table-cell office:value-type="date" office:date-value="2014-09-29" calcext:value-type="date">
            <text:p>29/09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air Miramontes Cháv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Sustentabilidad y Medio ambien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esús Alberto Pérez Luethje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Irma Judith Ramírez Machai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directorio de grupo de Expert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Elaboración de directorio de Grupo Promotor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is Alberto Campos Hinojos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Buen gobierno y coordinación metropolitana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is Gutiérrez Arizpe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movilidad y transpor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o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iriam Castill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ía Susana Montano Garcí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gistrar ciudadanos </text:p>
          </table:table-cell>
          <table:table-cell office:value-type="date" office:date-value="2014-09-23" calcext:value-type="date">
            <text:p>23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Información del diagnostico base de Sustentabilidad y Medio ambien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iana Segovia Mot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Invitación a Prensa </text:p>
          </table:table-cell>
          <table:table-cell table:number-columns-repeated="2"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<text:s text:c="3"/>Requisición </text:p>
          </table:table-cell>
          <table:table-cell office:value-type="date" office:date-value="2014-09-29" calcext:value-type="date">
            <text:p>29/09/14</text:p>
          </table:table-cell>
          <table:table-cell office:value-type="date" office:date-value="2014-12-29" calcext:value-type="date">
            <text:p>29/12/14</text:p>
          </table:table-cell>
        </table:table-row>
        <table:table-row table:style-name="ro1">
          <table:table-cell office:value-type="string" calcext:value-type="string">
            <text:p>Natalia Zaval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Programación de los comites técnicos </text:p>
          </table:table-cell>
          <table:table-cell office:value-type="date" office:date-value="2014-09-23" calcext:value-type="date">
            <text:p>23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Rodrigo González Morales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o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Teresita de Jesús Benítez Saludad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ostico base de Entorno Urbano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ly Aranzábal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directorio de grupo de Expert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Elaboración de directorio de Grupo Promotor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Información del diagnostico base de Desarrollo Social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formato control general de participantes </text:p>
          </table:table-cell>
          <table:table-cell office:value-type="date" office:date-value="2014-09-23" calcext:value-type="date">
            <text:p>23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ista de Asistencia de expertos confirmados </text:p>
          </table:table-cell>
          <table:table-cell office:value-type="date" office:date-value="2014-09-29" calcext:value-type="date">
            <text:p>29/09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Víctor Manuel Gómez Raynos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Víctor Núñez de la Cru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Taller de elaboración del diagno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22:11:54.415939143</meta:creation-date>
    <dc:date>2014-10-05T22:12:34.403003753</dc:date>
    <meta:editing-duration>P0D</meta:editing-duration>
    <meta:editing-cycles>1</meta:editing-cycles>
    <meta:generator>LibreOffice/4.2.6.3$Linux_X86_64 LibreOffice_project/420m0$Build-3</meta:generator>
    <meta:document-statistic meta:table-count="1" meta:cell-count="480" meta:object-count="0"/>
  </office:meta>
</office:document-meta>
</file>